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paragraph-rsid="00139261"/>
    </style:style>
    <style:style style:name="P2" style:family="paragraph" style:parent-style-name="Standard">
      <style:text-properties officeooo:paragraph-rsid="0016c753"/>
    </style:style>
    <style:style style:name="P3" style:family="paragraph" style:parent-style-name="Standard">
      <style:text-properties officeooo:paragraph-rsid="0019cda5"/>
    </style:style>
    <style:style style:name="P4" style:family="paragraph" style:parent-style-name="Standard">
      <style:text-properties officeooo:rsid="001d03e5" officeooo:paragraph-rsid="001d03e5"/>
    </style:style>
    <style:style style:name="P5" style:family="paragraph" style:parent-style-name="Standard">
      <style:text-properties officeooo:paragraph-rsid="00139261"/>
    </style:style>
    <style:style style:name="T1" style:family="text">
      <style:text-properties officeooo:rsid="001e0b8a"/>
    </style:style>
    <style:style style:name="T2" style:family="text">
      <style:text-properties officeooo:rsid="001f4e8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ructions:</text:p>
      <text:p text:style-name="P2"><text:tab/>su into root</text:p>
      <text:p text:style-name="P2"><text:tab/>type “mknod /dev/asciimap c 248 0” into terminal before the first run</text:p>
      <text:p text:style-name="P2"><text:tab/>Use Makefile by typing “make” into the terminal when in the relevant project folder.</text:p>
      <text:p text:style-name="P2"><text:tab/>Type “make register” to register the driver </text:p>
      <text:p text:style-name="P2"><text:tab/>call “./mapdriver-test” to run main.c to test the read, write, and lseek commands</text:p>
      <text:p text:style-name="P2"/>
      <text:p text:style-name="P2"><text:tab/>To Run the server and client:</text:p>
      <text:p text:style-name="P2"><text:tab/>su into root</text:p>
      <text:p text:style-name="P3"><text:tab/>type “mknod /dev/asciimap c 248 0” into terminal before the first run</text:p>
      <text:p text:style-name="P3"><text:tab/>in the driver folder, use Makefile by typing “make” into the terminal when in the relevant <text:tab/><text:tab/><text:tab/>project folder.</text:p>
      <text:p text:style-name="P3"><text:tab/>Type “make register” to register the driver </text:p>
      <text:p text:style-name="P1"><text:tab/>cd out of the driver folder and into the Sockets folder</text:p>
      <text:p text:style-name="P1"><text:tab/>type make</text:p>
      <text:p text:style-name="P1"><text:tab/>open a new tab and type ./server</text:p>
      <text:p text:style-name="P1"><text:tab/>in the original tab, type make test</text:p>
      <text:p text:style-name="P1"><text:tab/>input message in format M~W~H <text:s text:c="2"/>where W is width and H is height</text:p>
      <text:p text:style-name="P1"/>
      <text:p text:style-name="P1"><text:tab/><text:span text:style-name="T2">in part5 folder run the makefile to run mapclientg.c and mapserverg.c</text:span></text:p>
      <text:p text:style-name="P1"/>
      <text:p text:style-name="P1"><text:tab/><text:span text:style-name="T1">when making the map in the server, the new map is filled with an ASCII 0 to visually see any amount of the map that was not filled with characters</text:span></text:p>
      <text:p text:style-name="P1"><text:tab/></text:p>
      <text:p text:style-name="P1">Bugs:</text:p>
      <text:p text:style-name="P1"><text:tab/>ioctl() in section 7 is having issues.</text:p>
      <text:p text:style-name="P1"><text:tab/>Server and client do not communicate properly</text:p>
      <text:p text:style-name="P1"><text:tab/>there was no way to test the code we have because the server and client do not communicate</text:p>
      <text:p text:style-name="P1"><text:tab/><text:tab/>if we could test it, the server and client would send structs back and forth</text:p>
      <text:p text:style-name="P1"><text:tab/><text:tab/>the client would fork itself and be able to send a K message to the server to remove </text:p>
      <text:p text:style-name="P1"><text:tab/><text:tab/>the initial from the map and replace it with a space. </text:p>
      <text:p text:style-name="P1"><text:tab/><text:tab/>When the whole map is gone, the server would reset the map and the clients connected would exit</text:p>
      <text:p text:style-name="P1"><text:tab/></text:p>
      <text:p text:style-name="P1"/>
      <text:p text:style-name="P1">Team Members Names:</text:p>
      <text:p text:style-name="P1"><text:tab/>Eric Nicholson</text:p>
      <text:p text:style-name="P1"><text:tab/>Gabby Kenney</text:p>
      <text:p text:style-name="P1"><text:tab/>Mary Scheyder</text:p>
      <text:p text:style-name="P1"><text:tab/>Andrew Milsap</text:p>
      <text:p text:style-name="P1"/>
      <text:p text:style-name="P1">Special Features:</text:p>
      <text:p text:style-name="P1"><text:tab/>The dimensions of the map can be changed by changing the 'width' and 'height' variables in main.c. When printing the map with printMap(), any null characters that fall within the map boundaries will be replaced with a ' '. </text:p>
      <text:p text:style-name="P1"/>
      <text:p text:style-name="P4">The genmap shell generates a random map from ASCII characters and can take in the length and the width. It also checks to make sure that no more than 50% is white space </text:p>
      <text:p text:style-name="P4"/>
      <text:p text:style-name="P4"><text:soft-page-break/>This driver will read and write a map that is defaulted to a 50 x 50 static map of initials. It can re-adjust the pointer to a desired location. It can also write things into the map and adjust the height as necessary.The main.c has functions to read, write, and print the map that all update the currentPos of the device pointer. The printMap() function will read from the device and pritn a '\n' in the correc tspot to make the map match the dimensions necessary </text:p>
      <text:p text:style-name="P4"><text:s/></text:p>
      <text:p text:style-name="P4">The forking.c program will fork itself and execve() genmap.sh </text:p>
      <text:p text:style-name="P4"/>
      <text:p text:style-name="P4">part12.c will take in a text file and prints it back out with adjusted width and height</text:p>
      <text:p text:style-name="P4"/>
      <text:p text:style-name="P4"/>
      <text:p text:style-name="P4">References</text:p>
      <text:p text:style-name="P4"/>
      <text:p text:style-name="P4">Driver Read Function Example</text:p>
      <text:p text:style-name="P4">http://www.codeproject.com/Articles/112474/A-Simple-Driver-for-Linux-OS</text:p>
      <text:p text:style-name="P4"/>
      <text:p text:style-name="P4">Driver write and ioctl example</text:p>
      <text:p text:style-name="P4">http://linux.die.net/lkmpg/x892.html</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si230 </meta:initial-creator>
    <meta:creation-date>2015-11-16T18:44:30.351816053</meta:creation-date>
    <meta:generator>LibreOffice/4.2.8.2$Linux_X86_64 LibreOffice_project/420$Build-2</meta:generator>
    <dc:date>2015-12-15T19:07:25.413078563</dc:date>
    <meta:editing-duration>P0D</meta:editing-duration>
    <meta:editing-cycles>9</meta:editing-cycles>
    <meta:document-statistic meta:table-count="0" meta:image-count="0" meta:object-count="0" meta:page-count="2" meta:paragraph-count="45" meta:word-count="481" meta:character-count="2769" meta:non-whitespace-character-count="2281"/>
  </office:meta>
</office:document-meta>
</file>